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able-cell-properties fo:background-color="#99ffff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7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827.96009292005" calcext:value-type="float">
            <text:p>8827.9600929201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327.96009292" calcext:value-type="float">
            <text:p>11327.96009292</text:p>
          </table:table-cell>
          <table:table-cell table:formula="of:=[.N4]-[.P4]" office:value-type="float" office:value="-3677.96009292005" calcext:value-type="float">
            <text:p>-3677.9600929201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9248.67620545202" calcext:value-type="float">
            <text:p>9248.676205452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748.676205452" calcext:value-type="float">
            <text:p>11748.676205452</text:p>
          </table:table-cell>
          <table:table-cell table:formula="of:=[.N5]-[.P5]" office:value-type="float" office:value="-2698.67620545202" calcext:value-type="float">
            <text:p>-2698.67620545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55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4361.00024678064" calcext:value-type="float">
            <text:p>4361.0002467806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861.00024678064" calcext:value-type="float">
            <text:p>6861.0002467806</text:p>
          </table:table-cell>
          <table:table-cell table:formula="of:=[.N7]-[.P7]" office:value-type="float" office:value="1988.99975321937" calcext:value-type="float">
            <text:p>1988.9997532194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529.73458262023" calcext:value-type="float">
            <text:p>6529.7345826202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9029.73458262023" calcext:value-type="float">
            <text:p>9029.7345826202</text:p>
          </table:table-cell>
          <table:table-cell table:formula="of:=[.N8]-[.P8]" office:value-type="float" office:value="970.265417379767" calcext:value-type="float">
            <text:p>970.2654173798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9276.41947667355" calcext:value-type="float">
            <text:p>9276.4194766736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776.4194766736" calcext:value-type="float">
            <text:p>11776.4194766736</text:p>
          </table:table-cell>
          <table:table-cell table:formula="of:=[.N9]-[.P9]" office:value-type="float" office:value="-3076.41947667355" calcext:value-type="float">
            <text:p>-3076.419476673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20.52975236277" calcext:value-type="float">
            <text:p>8420.5297523628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20.5297523628" calcext:value-type="float">
            <text:p>10920.5297523628</text:p>
          </table:table-cell>
          <table:table-cell table:formula="of:=[.N10]-[.P10]" office:value-type="float" office:value="-170.529752362771" calcext:value-type="float">
            <text:p>-170.5297523628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657.37185762593" calcext:value-type="float">
            <text:p>9657.3718576259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157.3718576259" calcext:value-type="float">
            <text:p>12157.3718576259</text:p>
          </table:table-cell>
          <table:table-cell table:formula="of:=[.N11]-[.P11]" office:value-type="float" office:value="-3507.37185762593" calcext:value-type="float">
            <text:p>-3507.3718576259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69.20826683076" calcext:value-type="float">
            <text:p>6969.2082668308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69.20826683076" calcext:value-type="float">
            <text:p>9469.2082668308</text:p>
          </table:table-cell>
          <table:table-cell table:formula="of:=[.N12]-[.P12]" office:value-type="float" office:value="-2719.20826683076" calcext:value-type="float">
            <text:p>-2719.2082668308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657.37185762593" calcext:value-type="float">
            <text:p>9657.3718576259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157.3718576259" calcext:value-type="float">
            <text:p>12157.3718576259</text:p>
          </table:table-cell>
          <table:table-cell table:formula="of:=[.N13]-[.P13]" office:value-type="float" office:value="-3207.37185762593" calcext:value-type="float">
            <text:p>-3207.3718576259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27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57.37185762593" calcext:value-type="float">
            <text:p>8857.3718576259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57.3718576259" calcext:value-type="float">
            <text:p>11357.3718576259</text:p>
          </table:table-cell>
          <table:table-cell table:formula="of:=[.N15]-[.P15]" office:value-type="float" office:value="1892.62814237407" calcext:value-type="float">
            <text:p>1892.6281423741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657.37185762593" calcext:value-type="float">
            <text:p>9657.3718576259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157.3718576259" calcext:value-type="float">
            <text:p>12157.3718576259</text:p>
          </table:table-cell>
          <table:table-cell table:formula="of:=[.N16]-[.P16]" office:value-type="float" office:value="-3157.37185762593" calcext:value-type="float">
            <text:p>-3157.3718576259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657.37185762593" calcext:value-type="float">
            <text:p>9657.3718576259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157.3718576259" calcext:value-type="float">
            <text:p>12157.3718576259</text:p>
          </table:table-cell>
          <table:table-cell table:formula="of:=[.N17]-[.P17]" office:value-type="float" office:value="-9157.37185762593" calcext:value-type="float">
            <text:p>-9157.3718576259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651.16375424728" calcext:value-type="float">
            <text:p>7651.1637542473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151.1637542473" calcext:value-type="float">
            <text:p>10151.1637542473</text:p>
          </table:table-cell>
          <table:table-cell table:formula="of:=[.N18]-[.P18]" office:value-type="float" office:value="-4251.16375424728" calcext:value-type="float">
            <text:p>-4251.1637542473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22.69693502531" calcext:value-type="float">
            <text:p>8022.6969350253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22.6969350253" calcext:value-type="float">
            <text:p>10522.6969350253</text:p>
          </table:table-cell>
          <table:table-cell table:formula="of:=[.N19]-[.P19]" office:value-type="float" office:value="-3372.69693502531" calcext:value-type="float">
            <text:p>-3372.6969350253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79.80293532017" calcext:value-type="float">
            <text:p>5979.8029353202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79.80293532016" calcext:value-type="float">
            <text:p>8479.8029353202</text:p>
          </table:table-cell>
          <table:table-cell table:formula="of:=[.N20]-[.P20]" office:value-type="float" office:value="2020.19706467984" calcext:value-type="float">
            <text:p>2020.1970646798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657.37185762593" calcext:value-type="float">
            <text:p>9657.3718576259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157.3718576259" calcext:value-type="float">
            <text:p>12157.3718576259</text:p>
          </table:table-cell>
          <table:table-cell table:formula="of:=[.N21]-[.P21]" office:value-type="float" office:value="-4407.37185762593" calcext:value-type="float">
            <text:p>-4407.3718576259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0.41187454803" calcext:value-type="float">
            <text:p>6830.41187454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0.41187454803" calcext:value-type="float">
            <text:p>9330.411874548</text:p>
          </table:table-cell>
          <table:table-cell table:formula="of:=[.N22]-[.P22]" office:value-type="float" office:value="919.58812545197" calcext:value-type="float">
            <text:p>919.58812545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657.37185762593" calcext:value-type="float">
            <text:p>9657.3718576259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157.3718576259" calcext:value-type="float">
            <text:p>12157.3718576259</text:p>
          </table:table-cell>
          <table:table-cell table:formula="of:=[.N23]-[.P23]" office:value-type="float" office:value="-10907.3718576259" calcext:value-type="float">
            <text:p>-10907.3718576259</text:p>
          </table:table-cell>
        </table:table-row>
        <table:table-row table:style-name="ro3">
          <table:table-cell table:number-columns-repeated="7"/>
          <table:table-cell table:style-name="ce8"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657.37185762593" calcext:value-type="float">
            <text:p>9657.3718576259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2157.3718576259" calcext:value-type="float">
            <text:p>12157.3718576259</text:p>
          </table:table-cell>
          <table:table-cell table:formula="of:=[.N24]-[.P24]" office:value-type="float" office:value="-707.371857625929" calcext:value-type="float">
            <text:p>-707.3718576259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30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1607.07202789583" calcext:value-type="float">
            <text:p>1607.0720278958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1607.07202789583" calcext:value-type="float">
            <text:p>1607.0720278958</text:p>
          </table:table-cell>
          <table:table-cell table:formula="of:=[.N26]-[.P26]" office:value-type="float" office:value="792.927972104174" calcext:value-type="float">
            <text:p>792.9279721042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657.37185762593" calcext:value-type="float">
            <text:p>9657.3718576259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157.3718576259" calcext:value-type="float">
            <text:p>12157.3718576259</text:p>
          </table:table-cell>
          <table:table-cell table:formula="of:=[.N28]-[.P28]" office:value-type="float" office:value="-4157.37185762593" calcext:value-type="float">
            <text:p>-4157.3718576259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formula="of:=SUM([.H29];[.H59];[.H89];[.H119];[.H150])" office:value-type="float" office:value="5762.90996760676" calcext:value-type="float">
            <text:p>5762.9099676068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262.90996760676" calcext:value-type="float">
            <text:p>8262.9099676068</text:p>
          </table:table-cell>
          <table:table-cell table:formula="of:=[.N29]-[.P29]" office:value-type="float" office:value="-3262.90996760676" calcext:value-type="float">
            <text:p>-3262.9099676068</text:p>
          </table:table-cell>
        </table:table-row>
        <table:table-row table:style-name="ro3">
          <table:table-cell table:number-columns-repeated="7"/>
          <table:table-cell table:style-name="ce2" table:formula="of:=SUM([.H4:.H29])" office:value-type="float" office:value="39200" calcext:value-type="float">
            <text:p>39200</text:p>
          </table:table-cell>
          <table:table-cell table:style-name="ce16"/>
          <table:table-cell table:style-name="ce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4:.H59])" office:value-type="float" office:value="35100" calcext:value-type="float">
            <text:p>35100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6/12/2016</text:p>
          </table:table-cell>
          <table:table-cell table:number-columns-repeated="5"/>
          <table:table-cell table:style-name="ce2" table:formula="of:=SUM([.B124:.F124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48:.F148])" office:value-type="float" office:value="1600" calcext:value-type="float">
            <text:p>160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000" calcext:value-type="float">
            <text:p>200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000" calcext:value-type="float">
            <text:p>200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000" calcext:value-type="float">
            <text:p>200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000" calcext:value-type="float">
            <text:p>200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5"/>
          <table:table-cell table:formula="of:=SUM([.C148:.E148])" office:value-type="float" office:value="1200" calcext:value-type="float">
            <text:p>120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5"/>
          <table:table-cell table:formula="of:=SUM([.B148:.F148])" office:value-type="float" office:value="2000" calcext:value-type="float">
            <text:p>200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C148:.E148])" office:value-type="float" office:value="1200" calcext:value-type="float">
            <text:p>120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148:.F148])" office:value-type="float" office:value="2000" calcext:value-type="float">
            <text:p>200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/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8:.E148])" office:value-type="float" office:value="1200" calcext:value-type="float">
            <text:p>120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/>
          <table:table-cell table:formula="of:=SUM([.B148:.F148])" office:value-type="float" office:value="2000" calcext:value-type="float">
            <text:p>200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3"/>
          <table:table-cell office:value-type="string" calcext:value-type="string">
            <text:p>-Hrach</text:p>
          </table:table-cell>
          <table:table-cell/>
          <table:table-cell table:formula="of:=SUM([.B148:.F148])" office:value-type="float" office:value="2000" calcext:value-type="float">
            <text:p>200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8:.F148])" office:value-type="float" office:value="2000" calcext:value-type="float">
            <text:p>200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8:.E148])" office:value-type="float" office:value="1200" calcext:value-type="float">
            <text:p>120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Galust</text:p>
          </table:table-cell>
          <table:table-cell/>
          <table:table-cell table:formula="of:=SUM([.C148:.E148])" office:value-type="float" office:value="1200" calcext:value-type="float">
            <text:p>120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000" calcext:value-type="float">
            <text:p>200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8:.E148])" office:value-type="float" office:value="1200" calcext:value-type="float">
            <text:p>120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000" calcext:value-type="float">
            <text:p>200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8:.F148])" office:value-type="float" office:value="2000" calcext:value-type="float">
            <text:p>2000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4" office:value-type="float" office:value="0" calcext:value-type="float">
            <text:p>0</text:p>
          </table:table-cell>
          <table:table-cell table:formula="of:=[.C124]/20" office:value-type="float" office:value="0" calcext:value-type="float">
            <text:p>0</text:p>
          </table:table-cell>
          <table:table-cell table:formula="of:=[.D124]/18" office:value-type="float" office:value="0" calcext:value-type="float">
            <text:p>0</text:p>
          </table:table-cell>
          <table:table-cell table:formula="of:=[.E124]/20" office:value-type="float" office:value="0" calcext:value-type="float">
            <text:p>0</text:p>
          </table:table-cell>
          <table:table-cell table:formula="of:=[.F124]/17" office:value-type="float" office:value="0" calcext:value-type="float">
            <text:p>0</text:p>
          </table:table-cell>
          <table:table-cell/>
          <table:table-cell table:formula="of:=SUM([.B147:.F147])" office:value-type="float" office:value="0" calcext:value-type="float">
            <text:p>0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 office:value-type="float" office:value="400" calcext:value-type="float">
            <text:p>400</text:p>
          </table:table-cell>
          <table:table-cell table:style-name="ce2" table:formula="of:=SUM([.B148:.F148])" office:value-type="float" office:value="2000" calcext:value-type="float">
            <text:p>2000</text:p>
          </table:table-cell>
          <table:table-cell table:formula="of:=SUM([.B147:.D147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000" calcext:value-type="float">
            <text:p>2000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000" calcext:value-type="float">
            <text:p>200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125:.H150])" office:value-type="float" office:value="36800" calcext:value-type="float">
            <text:p>36800</text:p>
          </table:table-cell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00/00/0000</text:date>, <text:time style:data-style-name="N2" text:time-value="17:13:31.857882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24T17:46:59.855436036</dc:date>
    <meta:editing-duration>P11DT21H53M19S</meta:editing-duration>
    <meta:editing-cycles>3533</meta:editing-cycles>
    <meta:generator>LibreOffice/4.2.6.3$Linux_X86_64 LibreOffice_project/420m0$Build-3</meta:generator>
    <meta:document-statistic meta:table-count="21" meta:cell-count="10194" meta:object-count="0"/>
  </office:meta>
</office:document-meta>
</file>